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paragraph-properties>
        <style:tab-stops>
          <style:tab-stop style:position="0cm"/>
          <style:tab-stop style:position="0.794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 style:list-style-name="L2" style:master-page-name="">
      <style:paragraph-properties style:page-number="auto">
        <style:tab-stops>
          <style:tab-stop style:position="0cm"/>
          <style:tab-stop style:position="0.794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 style:master-page-name="">
      <style:paragraph-properties fo:margin-left="1.032cm" fo:margin-right="0cm" fo:text-align="center" style:justify-single-word="false" fo:text-indent="0.026cm" style:auto-text-indent="false" style:page-number="auto"/>
      <style:text-properties fo:font-size="18pt" fo:language="ru" fo:country="RU" style:font-size-asian="18pt" style:font-size-complex="18pt"/>
    </style:style>
    <style:style style:name="P4" style:family="paragraph" style:parent-style-name="Standard" style:master-page-name="">
      <style:paragraph-properties fo:margin-left="0.767cm" fo:margin-right="0cm" fo:text-indent="0.582cm" style:auto-text-indent="false" style:page-number="auto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ект ТЗ на доработку узла ТГС Н2</text:p>
      <text:p text:style-name="P4"/>
      <text:list xml:id="list2622247280653832690" text:style-name="L2">
        <text:list-item>
          <text:p text:style-name="P2"><text:span text:style-name="T1">интегрировать Детектор Отбоя <text:s text:c="2"/>(ДО) в печатную плату (ПП)</text:span></text:p>
        </text:list-item>
        <text:list-item>
          <text:p text:style-name="P1"><text:span text:style-name="T1">Присвоить название новой ПП — Плата управления узлом ТГС Н2 и занятие децимального номера </text:span></text:p>
        </text:list-item>
        <text:list-item>
          <text:p text:style-name="P1"><text:span text:style-name="T1">изменить установку микросхемы на верхнюю сторону платы для увеличения просвета между платами на 15 мм (С учетом п.9 высотой 7 мм)</text:span></text:p>
        </text:list-item>
        <text:list-item>
          <text:p text:style-name="P1"><text:span text:style-name="T1">предусмотреть установку дополнительных разьемов для подключения платы управления.</text:span></text:p>
        </text:list-item>
        <text:list-item>
          <text:p text:style-name="P1"><text:span text:style-name="T1">Решить вопрос по выводу световой индикации состояния устройства <text:s/>на лицевую панель.( Надо ли их выводить или эта функция повлечет за собой дополнительную переделку всего устройства?)</text:span></text:p>
        </text:list-item>
        <text:list-item>
          <text:p text:style-name="P1"><text:span text:style-name="T1">Решить вопрос по выводу кнопки ручного управления отключением устройства на лицевую панель.( Надо ли их выводить или эта функция повлечет за собой дополнительную переделку всего устройства?)</text:span></text:p>
        </text:list-item>
        <text:list-item>
          <text:p text:style-name="P1"><text:span text:style-name="T1">Предусмотреть пространство для прохода кабелей между платами</text:span></text:p>
        </text:list-item>
        <text:list-item>
          <text:p text:style-name="P1"><text:span text:style-name="T1">Размещение отверстия для вывода гермоввода кабелей на корпузе узла.</text:span></text:p>
        </text:list-item>
        <text:list-item>
          <text:p text:style-name="P1"><text:span text:style-name="T1">Изменить разводку потенциометров, чтобы опустить их на поверхность ПП, для увеличения просвета между ПП на 4 мм.</text:span></text:p>
        </text:list-item>
        <text:list-item>
          <text:p text:style-name="P1"><text:span text:style-name="T1">Подбор потенциометров, допускающих регулировку через отверстие в ПП для увеличения просвета между платами на 22 мм (с учетом п.3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27S</meta:editing-duration>
    <meta:editing-cycles>4</meta:editing-cycles>
    <meta:generator>OpenOffice/4.1.2$Win32 OpenOffice.org_project/412m3$Build-9782</meta:generator>
    <dc:date>2016-10-06T12:07:01.95</dc:date>
    <meta:document-statistic meta:table-count="0" meta:image-count="0" meta:object-count="0" meta:page-count="1" meta:paragraph-count="11" meta:word-count="171" meta:character-count="1152"/>
    <meta:user-defined meta:name="Info 1"/>
    <meta:user-defined meta:name="Info 2"/>
    <meta:user-defined meta:name="Info 3"/>
    <meta:user-defined meta:name="Info 4"/>
  </office:meta>
</office:document-meta>
</file>